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style="normal" style:text-underline-style="none" fo:font-weight="normal" officeooo:paragraph-rsid="0006a52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" style:family="paragraph" style:parent-style-name="Standard">
      <style:text-properties fo:font-size="14pt" fo:language="zxx" fo:country="none" fo:font-style="italic" style:text-underline-style="solid" style:text-underline-width="auto" style:text-underline-color="font-color" fo:font-weight="bold" officeooo:rsid="0006a52b" officeooo:paragraph-rsid="0006a52b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3" style:family="paragraph" style:parent-style-name="Standard">
      <style:text-properties fo:font-size="14pt" fo:language="zxx" fo:country="none" fo:font-style="italic" style:text-underline-style="solid" style:text-underline-width="auto" style:text-underline-color="font-color" fo:font-weight="bold" officeooo:rsid="0006a52b" officeooo:paragraph-rsid="0009e581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4" style:family="paragraph" style:parent-style-name="Standard">
      <style:text-properties fo:font-size="14pt" fo:language="zxx" fo:country="none" fo:font-style="normal" style:text-underline-style="none" fo:font-weight="normal" officeooo:rsid="0006a52b" officeooo:paragraph-rsid="0006a52b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" style:family="paragraph" style:parent-style-name="Standard">
      <style:text-properties fo:font-size="12pt" fo:language="zxx" fo:country="none" fo:font-style="normal" style:text-underline-style="none" fo:font-weight="normal" officeooo:rsid="0006a52b" officeooo:paragraph-rsid="0006a52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text-properties fo:font-size="12pt" fo:language="zxx" fo:country="none" fo:font-style="normal" style:text-underline-style="none" fo:font-weight="normal" officeooo:rsid="00077300" officeooo:paragraph-rsid="000773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text-properties fo:font-size="12pt" fo:language="zxx" fo:country="none" fo:font-style="normal" style:text-underline-style="none" fo:font-weight="normal" officeooo:rsid="00077300" officeooo:paragraph-rsid="0006a52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text-properties fo:font-size="12pt" fo:language="zxx" fo:country="none" fo:font-style="normal" style:text-underline-style="none" fo:font-weight="normal" officeooo:rsid="00077300" officeooo:paragraph-rsid="0009468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text-properties fo:font-size="12pt" fo:language="zxx" fo:country="none" fo:font-style="normal" style:text-underline-style="none" fo:font-weight="normal" officeooo:rsid="00077300" officeooo:paragraph-rsid="0009e58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text-properties fo:font-size="12pt" fo:language="zxx" fo:country="none" fo:font-style="normal" style:text-underline-style="none" fo:font-weight="normal" officeooo:rsid="0007c7ec" officeooo:paragraph-rsid="0007c7e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text-properties fo:font-size="12pt" fo:language="zxx" fo:country="none" fo:font-style="normal" style:text-underline-style="none" fo:font-weight="normal" officeooo:rsid="0006a52b" officeooo:paragraph-rsid="0006a52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text-properties fo:font-size="12pt" fo:language="zxx" fo:country="none" fo:font-style="italic" style:text-underline-style="solid" style:text-underline-width="auto" style:text-underline-color="font-color" fo:font-weight="bold" officeooo:rsid="00077300" officeooo:paragraph-rsid="0009468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13" style:family="paragraph" style:parent-style-name="Standard">
      <style:text-properties fo:language="zxx" fo:country="none" officeooo:paragraph-rsid="0006a52b" style:language-asian="zxx" style:country-asian="none" style:language-complex="zxx" style:country-complex="none"/>
    </style:style>
    <style:style style:name="P1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language="zxx" fo:country="none" fo:font-style="normal" style:text-underline-style="none" fo:font-weight="normal" officeooo:paragraph-rsid="0007730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officeooo:rsid="0006a52b"/>
    </style:style>
    <style:style style:name="T2" style:family="text">
      <style:text-properties fo:font-size="14pt" officeooo:rsid="0006a52b" style:font-size-asian="14pt" style:font-size-complex="14pt"/>
    </style:style>
    <style:style style:name="T3" style:family="text">
      <style:text-properties fo:font-size="14pt" fo:font-style="italic" style:text-underline-style="solid" style:text-underline-width="auto" style:text-underline-color="font-color" fo:font-weight="bold" officeooo:rsid="0006a52b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2pt" fo:font-style="normal" style:text-underline-style="none" fo:font-weight="normal" officeooo:rsid="0006a52b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officeooo:rsid="0006a52b" style:font-size-asian="12pt" style:font-size-complex="12pt"/>
    </style:style>
    <style:style style:name="T6" style:family="text">
      <style:text-properties fo:font-size="12pt" officeooo:rsid="00077300" style:font-size-asian="12pt" style:font-size-complex="12pt"/>
    </style:style>
    <style:style style:name="T7" style:family="text">
      <style:text-properties fo:font-size="12pt" officeooo:rsid="0007c7ec" style:font-size-asian="12pt" style:font-size-complex="12pt"/>
    </style:style>
    <style:style style:name="T8" style:family="text">
      <style:text-properties fo:font-size="12pt" officeooo:rsid="0009e581" style:font-size-asian="12pt" style:font-size-complex="12pt"/>
    </style:style>
    <style:style style:name="T9" style:family="text">
      <style:text-properties fo:font-size="12pt" officeooo:rsid="0009e581" style:font-size-asian="10.5pt" style:font-size-complex="12pt"/>
    </style:style>
    <style:style style:name="T10" style:family="text">
      <style:text-properties fo:font-size="13pt" fo:font-style="normal" style:text-underline-style="none" fo:font-weight="normal" officeooo:rsid="0006a52b" style:font-size-asian="11.3500003814697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officeooo:rsid="0009e581" style:font-size-asian="11.3500003814697pt" style:font-size-complex="13pt"/>
    </style:style>
    <style:style style:name="T12" style:family="text">
      <style:text-properties officeooo:rsid="00094680"/>
    </style:style>
    <style:style style:name="T13" style:family="text">
      <style:text-properties style:text-underline-style="none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fo:font-weight="normal" officeooo:rsid="00094680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09e581" style:font-style-asian="normal" style:font-weight-asian="normal" style:font-style-complex="normal" style:font-weight-complex="normal"/>
    </style:style>
    <style:style style:name="T17" style:family="text">
      <style:text-properties officeooo:rsid="0009e581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officeooo:rsid="0009e581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<text:tab/><text:tab/><text:tab/><text:tab/><text:tab/><text:tab/></text:span><text:span text:style-name="T3">Kreativität</text:span></text:p>
      <text:p text:style-name="P2"/>
      <text:p text:style-name="P2"/>
      <text:p text:style-name="P5">Die Kreativität dient zum finden von Ideen und Ansätzen und Möglichkeiten zur Lösung von Problemen.</text:p>
      <text:p text:style-name="P4"/>
      <text:p text:style-name="P13"><text:span text:style-name="T10">→ </text:span><text:span text:style-name="T4">Bedingungen für </text:span><text:span text:style-name="T4">Kreativität</text:span></text:p>
      <text:p text:style-name="P2"/>
      <text:p text:style-name="P1"><text:span text:style-name="T2"><text:tab/></text:span><text:span text:style-name="T5">- flexible Zeiteinteilung/</text:span><text:span text:style-name="T6">kein Zeitdruck</text:span></text:p>
      <text:p text:style-name="P1"><text:span text:style-name="T5"><text:tab/></text:span><text:span text:style-name="T6">- Vertrauen/keine Angst vor Fehlern</text:span></text:p>
      <text:p text:style-name="P6"><text:tab/>- Problemaufgaben verteilen/Vorstellungsvermögen üben</text:p>
      <text:p text:style-name="P6"><text:tab/>- Freiräume/Spielräume bei der Arbeit</text:p>
      <text:p text:style-name="P6"><text:tab/>- Unbegrenzter Zugang zu allen Arbeitsmitteln</text:p>
      <text:p text:style-name="P10"><text:tab/>- persönliche Vorraussetzungen, wie:</text:p>
      <text:p text:style-name="P10"><text:tab/><text:tab/><text:tab/><text:tab/><text:tab/><text:tab/><text:tab/>- Wissen/Kenntnisse </text:p>
      <text:p text:style-name="P10"><text:tab/><text:tab/><text:tab/><text:tab/><text:tab/><text:tab/><text:tab/>- Intelliegenz</text:p>
      <text:p text:style-name="P14"><text:span text:style-name="T6"><text:tab/><text:tab/><text:tab/><text:tab/><text:tab/><text:tab/><text:tab/></text:span><text:span text:style-name="T7">- Denkvermögen</text:span></text:p>
      <text:p text:style-name="P8"/>
      <text:p text:style-name="P8"><text:tab/></text:p>
      <text:p text:style-name="P12"><text:span text:style-name="T12">Der kreative Prozess:<text:tab/></text:span><text:span text:style-name="T15"><text:tab/>1) Problem erkennen</text:span></text:p>
      <text:p text:style-name="P7"><text:tab/><text:tab/><text:tab/><text:tab/><text:span text:style-name="T12">2) analysieren u. aufteilen</text:span><text:tab/><text:tab/><text:tab/></text:p>
      <text:p text:style-name="P7"><text:tab/><text:tab/><text:tab/><text:tab/><text:span text:style-name="T12">3) Ideen entwickeln</text:span></text:p>
      <text:p text:style-name="P7"><text:tab/><text:tab/><text:tab/><text:tab/><text:span text:style-name="T12">4) Lösungen anbieten / umsetzen</text:span></text:p>
      <text:p text:style-name="P7"><text:span text:style-name="T12"><text:tab/><text:tab/><text:tab/><text:tab/>5) Optimierung</text:span></text:p>
      <text:p text:style-name="P7"><text:span text:style-name="T12"/></text:p>
      <text:p text:style-name="P7"><text:tab/><text:tab/><text:tab/><text:span text:style-name="T17">=&gt; Nutzung des Denkvermögens, mit Einteilung in folgenden Arten:</text:span></text:p>
      <text:p text:style-name="P9"><text:tab/><text:tab/><text:tab/><text:tab/></text:p>
      <text:p text:style-name="P9"><text:tab/><text:tab/><text:tab/><text:tab/><text:span text:style-name="T17">- Räumliches Denken</text:span><text:tab/><text:tab/><text:tab/><text:tab/><text:tab/><text:tab/><text:tab/></text:p>
      <text:p text:style-name="P7"><text:tab/><text:tab/><text:tab/><text:tab/><text:span text:style-name="T17">- logisches Denken</text:span></text:p>
      <text:p text:style-name="P11"><text:tab/><text:tab/><text:tab/><text:tab/><text:span text:style-name="T17">- </text:span><text:span text:style-name="T17">analytische Denken</text:span></text:p>
      <text:p text:style-name="P11"><text:tab/><text:tab/><text:tab/><text:tab/><text:span text:style-name="T17">- flüssiges Denken</text:span></text:p>
      <text:p text:style-name="P11"><text:tab/><text:tab/><text:tab/><text:tab/><text:span text:style-name="T17">- flexibles Denken</text:span></text:p>
      <text:p text:style-name="P2"/>
      <text:p text:style-name="P2"/>
      <text:p text:style-name="P3"><text:span text:style-name="T17">Datenautobahn:</text:span><text:span text:style-name="T16"><text:tab/>- Bahn, Autobahn, Eisenbahn, Stadtbahn, Datenbahn, Daten, Auto, <text:tab/><text:tab/><text:tab/> <text:s/>Datenverkehr, Datensatz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3-19T08:08:45</meta:creation-date>
    <dc:date>2013-03-26T08:29:23</dc:date>
    <dc:creator>root </dc:creator>
    <meta:editing-duration>PT1H27M16S</meta:editing-duration>
    <meta:editing-cycles>4</meta:editing-cycles>
    <meta:generator>LibreOffice/4.0.0.2$Linux_x86 LibreOffice_project/408fe71bd18616c467b3dcd7ab6756528ffcae2</meta:generator>
    <meta:document-statistic meta:table-count="0" meta:image-count="0" meta:object-count="0" meta:page-count="1" meta:paragraph-count="26" meta:word-count="109" meta:character-count="917" meta:non-whitespace-character-count="738"/>
  </office:meta>
</office:document-meta>
</file>